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RegionEncoder.contentLength( Resource re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RegionEncoder.ResourceRegionEn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RegionEncoder.encode( Publisher &lt; ? extends ResourceRegion &gt; input , DataBufferFactory bufferFactory , ResolvableType elementType , @ Nullable MimeType mimeType , @ Nullable Map &lt; String , Object &gt; hint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ResourceRegionEncoder.canEncode( ResolvableType elementType , @ Nullable MimeType mim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RegionEncoder.getRegionSuffix( DataBufferFactory bufferFactory , String boundary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RegionEncoder.ResourceRegionEncoder(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RegionEncoder.toAsciiBytes( String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RegionEncoder.writeResourceRegion( ResourceRegion region , DataBufferFactory bufferFactory , @ Nullable Map &lt; String , Object &gt; hin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sourceRegionEncoder.getContentRangeHeader( ResourceRegion reg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